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rsid="00199f3d" officeooo:paragraph-rsid="00199f3d" style:font-weight-asian="bold" style:font-weight-complex="bold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P6" style:family="paragraph" style:parent-style-name="Text_20_body" style:list-style-name="L2">
      <style:paragraph-properties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paragraph-rsid="00199f3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T1" style:family="text">
      <style:text-properties officeooo:rsid="00199f3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RURAL DO RIO DE JANEIRO</text:p>
      <text:p text:style-name="P4">WEB-SEMÂNTICA</text:p>
      <text:p text:style-name="P4"/>
      <text:p text:style-name="P10"><text:span text:style-name="T1">Aluno: Aléxis da Silva de Oliveira – 201439001-9</text:span></text:p>
      <text:p text:style-name="P3"/>
      <text:p text:style-name="P3"><text:span text:style-name="T1">A</text:span>nálise do uso do software POLLEV.</text:p>
      <text:p text:style-name="P2">Vantagens:</text:p>
      <text:list xml:id="list491754047524095273" text:style-name="L1">
        <text:list-item>
          <text:p text:style-name="P8">Interface simples e bem estruturada tanto no que diz respeito a apresentação das questões quanto em relação a usabilidade.</text:p>
        </text:list-item>
        <text:list-item>
          <text:p text:style-name="P11">Possibilidade de dar submit várias vezes para uma mesma resposta.</text:p>
        </text:list-item>
        <text:list-item>
          <text:p text:style-name="P11">Possibilidade de voltar nas questões anteriores e alterar algumas respostas.</text:p>
        </text:list-item>
        <text:list-item>
          <text:p text:style-name="P11">Algumas questões não puderam ser respondidas: questão 5 e 6 (DTD não encontrada).</text:p>
        </text:list-item>
        <text:list-item>
          <text:p text:style-name="P11">Menu lateral com mostrando todas as respostas numa mesma tela.</text:p>
        </text:list-item>
        <text:list-item>
          <text:p text:style-name="P11">Ao finalizar, uma mensagem é exibida se alguma pergunta não tiver sido respondida.</text:p>
        </text:list-item>
        <text:list-item>
          <text:p text:style-name="P5">Possui esquema de login, mas sem muitas mudanças comrelação a experiência de interação.</text:p>
        </text:list-item>
      </text:list>
      <text:p text:style-name="P1">Desvantagens:</text:p>
      <text:list xml:id="list9214323750035127677" text:style-name="L2">
        <text:list-item>
          <text:p text:style-name="P9">Depois de responder uma pergunta, o texto não pode ser alterado.</text:p>
        </text:list-item>
        <text:list-item>
          <text:p text:style-name="P12">Não indica erros de grafia.</text:p>
        </text:list-item>
        <text:list-item>
          <text:p text:style-name="P12">Não é possível estruturar a resposta em parágrafos pois o enter envia resposta. É preciso enviar várias respostas a uma mesma pergunta.</text:p>
        </text:list-item>
        <text:list-item>
          <text:p text:style-name="P6">Uma vez finalizada a pesquisa, ao atualizar a página ou abri-la novamente no mesmo navegador, as respostas ainda ficam visíveis.</text:p>
        </text:list-item>
      </text:list>
      <text:p text:style-name="P2">Mesmo possuindo vantagens e desvantagens, o software em si dispõe de boa usabilidade, sendo simples para utilizar, fácil de entender (mensagens de observação/orientação e alertas) e bem estruturado a nível de interface. Com isso disponibiliza o necessário para que não hajam problemas que impeçam sua utilização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9:10:00.965000000</meta:creation-date>
    <dc:date>2016-10-13T09:43:03.071000000</dc:date>
    <meta:editing-duration>PT2M56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8" meta:word-count="226" meta:character-count="1414" meta:non-whitespace-character-count="1216"/>
  </office:meta>
</office:document-meta>
</file>